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 table:number-columns-repeated="1008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 table:number-columns-repeated="1008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 table:number-columns-repeated="1008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 table:number-columns-repeated="1008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08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office:value-type="string">
            <text:p>Patrica Borig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5">02/15/2023</text:date>, <text:time>16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49M13S</meta:editing-duration>
    <meta:editing-cycles>3</meta:editing-cycles>
    <meta:generator>OpenOffice/4.1.13$Win32 OpenOffice.org_project/4113m1$Build-9810</meta:generator>
    <dc:date>2023-02-15T16:56:26.32</dc:date>
    <meta:document-statistic meta:table-count="3" meta:cell-count="797" meta:object-count="0"/>
  </office:meta>
</office:document-meta>
</file>